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6 月 底" calcext:value-type="string" table:number-columns-spanned="11" table:number-rows-spanned="1">
            <text:p><text:s text:c="4"/>中 華 民 國 98 年 6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69345" calcext:value-type="float">
            <text:p><text:s text:c="3"/>23,069,345</text:p>
          </table:table-cell>
          <table:table-cell table:style-name="ce15" table:formula="of:=[.C6]+[.C31]" office:value-type="float" office:value="1014818" calcext:value-type="float">
            <text:p><text:s text:c="3"/>1,014,818</text:p>
          </table:table-cell>
          <table:table-cell table:style-name="ce25" table:formula="of:=[.C5]/[.$B5]*100" office:value-type="float" office:value="4.39898922141049" calcext:value-type="float">
            <text:p><text:s text:c="3"/>4.40</text:p>
          </table:table-cell>
          <table:table-cell table:style-name="ce15" table:formula="of:=[.E6]+[.E31]" office:value-type="float" office:value="1473878" calcext:value-type="float">
            <text:p><text:s text:c="3"/>1,473,878</text:p>
          </table:table-cell>
          <table:table-cell table:style-name="ce25" table:formula="of:=[.E5]/[.$B5]*100" office:value-type="float" office:value="6.3889026758237" calcext:value-type="float">
            <text:p><text:s text:c="3"/>6.39</text:p>
          </table:table-cell>
          <table:table-cell table:style-name="ce15" table:formula="of:=[.G6]+[.G31]" office:value-type="float" office:value="2875434" calcext:value-type="float">
            <text:p><text:s text:c="3"/>2,875,434</text:p>
          </table:table-cell>
          <table:table-cell table:style-name="ce25" table:formula="of:=[.G5]/[.$B5]*100" office:value-type="float" office:value="12.4643070707036" calcext:value-type="float">
            <text:p><text:s text:c="3"/>12.46</text:p>
          </table:table-cell>
          <table:table-cell table:style-name="ce33" table:formula="of:=[.I6]+[.I31]" office:value-type="float" office:value="1935764" calcext:value-type="float">
            <text:p><text:s text:c="3"/>1,935,764</text:p>
          </table:table-cell>
          <table:table-cell table:style-name="ce25" table:formula="of:=[.I5]/[.$B5]*100" office:value-type="float" office:value="8.39106615294019" calcext:value-type="float">
            <text:p><text:s text:c="3"/>8.39</text:p>
          </table:table-cell>
          <table:table-cell table:style-name="ce40" table:formula="of:=[.K6]+[.K31]" office:value-type="float" office:value="17609529" calcext:value-type="float">
            <text:p><text:s text:c="3"/>17,609,529</text:p>
          </table:table-cell>
          <table:table-cell table:style-name="ce25" table:formula="of:=[.K5]/[.$B5]*100" office:value-type="float" office:value="76.3330254933549" calcext:value-type="float">
            <text:p><text:s text:c="3"/>76.33</text:p>
          </table:table-cell>
          <table:table-cell table:style-name="ce40" table:formula="of:=[.M6]+[.M31]" office:value-type="float" office:value="2426251" calcext:value-type="float">
            <text:p><text:s text:c="3"/>2,426,251</text:p>
          </table:table-cell>
          <table:table-cell table:style-name="ce51" table:formula="of:=[.M5]/[.$B5]*100" office:value-type="float" office:value="10.5172080091567" calcext:value-type="float">
            <text:p><text:s text:c="3"/>10.5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70076" calcext:value-type="float">
            <text:p><text:s text:c="3"/>22,970,076</text:p>
          </table:table-cell>
          <table:table-cell table:style-name="ce16" table:formula="of:=[.C7]+[.C29]+[.C30]" office:value-type="float" office:value="1009775" calcext:value-type="float">
            <text:p><text:s text:c="3"/>1,009,775</text:p>
          </table:table-cell>
          <table:table-cell table:style-name="ce26" table:formula="of:=[.C6]/[.$B6]*100" office:value-type="float" office:value="4.3960455333278" calcext:value-type="float">
            <text:p><text:s text:c="3"/>4.40</text:p>
          </table:table-cell>
          <table:table-cell table:style-name="ce16" table:formula="of:=[.E7]+[.E29]+[.E30]" office:value-type="float" office:value="1467204" calcext:value-type="float">
            <text:p><text:s text:c="3"/>1,467,204</text:p>
          </table:table-cell>
          <table:table-cell table:style-name="ce26" table:formula="of:=[.E6]/[.$B6]*100" office:value-type="float" office:value="6.38745818690369" calcext:value-type="float">
            <text:p><text:s text:c="3"/>6.39</text:p>
          </table:table-cell>
          <table:table-cell table:style-name="ce16" table:formula="of:=[.G7]+[.G29]+[.G30]" office:value-type="float" office:value="2864493" calcext:value-type="float">
            <text:p><text:s text:c="3"/>2,864,493</text:p>
          </table:table-cell>
          <table:table-cell table:style-name="ce26" table:formula="of:=[.G6]/[.$B6]*100" office:value-type="float" office:value="12.4705421087854" calcext:value-type="float">
            <text:p><text:s text:c="3"/>12.47</text:p>
          </table:table-cell>
          <table:table-cell table:style-name="ce34" table:formula="of:=[.I7]+[.I29]+[.I30]" office:value-type="float" office:value="1929646" calcext:value-type="float">
            <text:p><text:s text:c="3"/>1,929,646</text:p>
          </table:table-cell>
          <table:table-cell table:style-name="ce26" table:formula="of:=[.I6]/[.$B6]*100" office:value-type="float" office:value="8.40069488668649" calcext:value-type="float">
            <text:p><text:s text:c="3"/>8.40</text:p>
          </table:table-cell>
          <table:table-cell table:style-name="ce41" table:formula="of:=[.K7]+[.K29]+[.K30]" office:value-type="float" office:value="17530007" calcext:value-type="float">
            <text:p><text:s text:c="3"/>17,530,007</text:p>
          </table:table-cell>
          <table:table-cell table:style-name="ce26" table:formula="of:=[.K6]/[.$B6]*100" office:value-type="float" office:value="76.3167131009928" calcext:value-type="float">
            <text:p><text:s text:c="3"/>76.32</text:p>
          </table:table-cell>
          <table:table-cell table:style-name="ce41" table:formula="of:=[.M7]+[.M29]+[.M30]" office:value-type="float" office:value="2414250" calcext:value-type="float">
            <text:p><text:s text:c="3"/>2,414,250</text:p>
          </table:table-cell>
          <table:table-cell table:style-name="ce52" table:formula="of:=[.M6]/[.$B6]*100" office:value-type="float" office:value="10.5104136355491" calcext:value-type="float">
            <text:p><text:s text:c="3"/>10.5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827136" calcext:value-type="float">
            <text:p><text:s text:c="3"/>18,827,136</text:p>
          </table:table-cell>
          <table:table-cell table:style-name="ce16" table:formula="of:=SUM([.C8:.C28])" office:value-type="float" office:value="840404" calcext:value-type="float">
            <text:p><text:s text:c="3"/>840,404</text:p>
          </table:table-cell>
          <table:table-cell table:style-name="ce26" table:formula="of:=[.C7]/[.$B7]*100" office:value-type="float" office:value="4.46379098764677" calcext:value-type="float">
            <text:p><text:s text:c="3"/>4.46</text:p>
          </table:table-cell>
          <table:table-cell table:style-name="ce16" table:formula="of:=SUM([.E8:.E28])" office:value-type="float" office:value="1222961" calcext:value-type="float">
            <text:p><text:s text:c="3"/>1,222,961</text:p>
          </table:table-cell>
          <table:table-cell table:style-name="ce26" table:formula="of:=[.E7]/[.$B7]*100" office:value-type="float" office:value="6.49573572953422" calcext:value-type="float">
            <text:p><text:s text:c="3"/>6.50</text:p>
          </table:table-cell>
          <table:table-cell table:style-name="ce16" table:formula="of:=SUM([.G8:.G28])" office:value-type="float" office:value="2384483" calcext:value-type="float">
            <text:p><text:s text:c="3"/>2,384,483</text:p>
          </table:table-cell>
          <table:table-cell table:style-name="ce26" table:formula="of:=[.G7]/[.$B7]*100" office:value-type="float" office:value="12.6651392968107" calcext:value-type="float">
            <text:p><text:s text:c="3"/>12.67</text:p>
          </table:table-cell>
          <table:table-cell table:style-name="ce34" table:formula="of:=SUM([.I8:.I28])" office:value-type="float" office:value="1606629" calcext:value-type="float">
            <text:p><text:s text:c="3"/>1,606,629</text:p>
          </table:table-cell>
          <table:table-cell table:style-name="ce26" table:formula="of:=[.I7]/[.$B7]*100" office:value-type="float" office:value="8.53358152827918" calcext:value-type="float">
            <text:p><text:s text:c="3"/>8.53</text:p>
          </table:table-cell>
          <table:table-cell table:style-name="ce41" table:formula="of:=SUM([.K8:.K28])" office:value-type="float" office:value="14294404" calcext:value-type="float">
            <text:p><text:s text:c="3"/>14,294,404</text:p>
          </table:table-cell>
          <table:table-cell table:style-name="ce26" table:formula="of:=[.K7]/[.$B7]*100" office:value-type="float" office:value="75.9244741207585" calcext:value-type="float">
            <text:p><text:s text:c="3"/>75.92</text:p>
          </table:table-cell>
          <table:table-cell table:style-name="ce41" table:formula="of:=SUM([.M8:.M28])" office:value-type="float" office:value="1940259" calcext:value-type="float">
            <text:p><text:s text:c="3"/>1,940,259</text:p>
          </table:table-cell>
          <table:table-cell table:style-name="ce52" table:formula="of:=[.M7]/[.$B7]*100" office:value-type="float" office:value="10.3056513746966" calcext:value-type="float">
            <text:p><text:s text:c="3"/>10.3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49492" calcext:value-type="float">
            <text:p><text:s text:c="3"/>3,849,492</text:p>
          </table:table-cell>
          <table:table-cell table:style-name="ce17" office:value-type="float" office:value="164861" calcext:value-type="float">
            <text:p><text:s text:c="3"/>164,861</text:p>
          </table:table-cell>
          <table:table-cell table:style-name="ce27" table:formula="of:=[.C8]/[.$B8]*100" office:value-type="float" office:value="4.28266898593373" calcext:value-type="float">
            <text:p><text:s text:c="3"/>4.28</text:p>
          </table:table-cell>
          <table:table-cell table:style-name="ce17" office:value-type="float" office:value="239591" calcext:value-type="float">
            <text:p><text:s text:c="3"/>239,591</text:p>
          </table:table-cell>
          <table:table-cell table:style-name="ce27" table:formula="of:=[.E8]/[.$B8]*100" office:value-type="float" office:value="6.22396409708086" calcext:value-type="float">
            <text:p><text:s text:c="3"/>6.22</text:p>
          </table:table-cell>
          <table:table-cell table:style-name="ce17" office:value-type="float" office:value="464566" calcext:value-type="float">
            <text:p><text:s text:c="3"/>464,566</text:p>
          </table:table-cell>
          <table:table-cell table:style-name="ce27" table:formula="of:=[.G8]/[.$B8]*100" office:value-type="float" office:value="12.0682417316363" calcext:value-type="float">
            <text:p><text:s text:c="3"/>12.07</text:p>
          </table:table-cell>
          <table:table-cell table:style-name="ce35" office:value-type="float" office:value="319423" calcext:value-type="float">
            <text:p><text:s text:c="3"/>319,423</text:p>
          </table:table-cell>
          <table:table-cell table:style-name="ce27" table:formula="of:=[.I8]/[.$B8]*100" office:value-type="float" office:value="8.29779617674228" calcext:value-type="float">
            <text:p><text:s text:c="3"/>8.30</text:p>
          </table:table-cell>
          <table:table-cell table:style-name="ce42" office:value-type="float" office:value="2953626" calcext:value-type="float">
            <text:p><text:s text:c="3"/>2,953,626</text:p>
          </table:table-cell>
          <table:table-cell table:style-name="ce27" table:formula="of:=[.K8]/[.$B8]*100" office:value-type="float" office:value="76.7276825097961" calcext:value-type="float">
            <text:p><text:s text:c="3"/>76.73</text:p>
          </table:table-cell>
          <table:table-cell table:style-name="ce35" office:value-type="float" office:value="303618" calcext:value-type="float">
            <text:p><text:s text:c="3"/>303,618</text:p>
          </table:table-cell>
          <table:table-cell table:style-name="ce53" table:formula="of:=[.M8]/[.$B8]*100" office:value-type="float" office:value="7.88722252182885" calcext:value-type="float">
            <text:p><text:s text:c="3"/>7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461" calcext:value-type="float">
            <text:p><text:s text:c="3"/>461,461</text:p>
          </table:table-cell>
          <table:table-cell table:style-name="ce17" office:value-type="float" office:value="18980" calcext:value-type="float">
            <text:p><text:s text:c="3"/>18,980</text:p>
          </table:table-cell>
          <table:table-cell table:style-name="ce27" table:formula="of:=[.C9]/[.$B9]*100" office:value-type="float" office:value="4.11302363580021" calcext:value-type="float">
            <text:p><text:s text:c="3"/>4.11</text:p>
          </table:table-cell>
          <table:table-cell table:style-name="ce17" office:value-type="float" office:value="27774" calcext:value-type="float">
            <text:p><text:s text:c="3"/>27,774</text:p>
          </table:table-cell>
          <table:table-cell table:style-name="ce27" table:formula="of:=[.E9]/[.$B9]*100" office:value-type="float" office:value="6.01871014018519" calcext:value-type="float">
            <text:p><text:s text:c="3"/>6.02</text:p>
          </table:table-cell>
          <table:table-cell table:style-name="ce17" office:value-type="float" office:value="55306" calcext:value-type="float">
            <text:p><text:s text:c="3"/>55,306</text:p>
          </table:table-cell>
          <table:table-cell table:style-name="ce27" table:formula="of:=[.G9]/[.$B9]*100" office:value-type="float" office:value="11.9849781454988" calcext:value-type="float">
            <text:p><text:s text:c="3"/>11.98</text:p>
          </table:table-cell>
          <table:table-cell table:style-name="ce35" office:value-type="float" office:value="40349" calcext:value-type="float">
            <text:p><text:s text:c="3"/>40,349</text:p>
          </table:table-cell>
          <table:table-cell table:style-name="ce27" table:formula="of:=[.I9]/[.$B9]*100" office:value-type="float" office:value="8.74375082618033" calcext:value-type="float">
            <text:p><text:s text:c="3"/>8.74</text:p>
          </table:table-cell>
          <table:table-cell table:style-name="ce42" office:value-type="float" office:value="352256" calcext:value-type="float">
            <text:p><text:s text:c="3"/>352,256</text:p>
          </table:table-cell>
          <table:table-cell table:style-name="ce27" table:formula="of:=[.K9]/[.$B9]*100" office:value-type="float" office:value="76.3349448815826" calcext:value-type="float">
            <text:p><text:s text:c="3"/>76.33</text:p>
          </table:table-cell>
          <table:table-cell table:style-name="ce35" office:value-type="float" office:value="59463" calcext:value-type="float">
            <text:p><text:s text:c="3"/>59,463</text:p>
          </table:table-cell>
          <table:table-cell table:style-name="ce53" table:formula="of:=[.M9]/[.$B9]*100" office:value-type="float" office:value="12.8858126688929" calcext:value-type="float">
            <text:p><text:s text:c="3"/>12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7038" calcext:value-type="float">
            <text:p><text:s text:c="3"/>1,967,038</text:p>
          </table:table-cell>
          <table:table-cell table:style-name="ce17" office:value-type="float" office:value="99663" calcext:value-type="float">
            <text:p><text:s text:c="3"/>99,663</text:p>
          </table:table-cell>
          <table:table-cell table:style-name="ce27" table:formula="of:=[.C10]/[.$B10]*100" office:value-type="float" office:value="5.0666535166072" calcext:value-type="float">
            <text:p><text:s text:c="3"/>5.07</text:p>
          </table:table-cell>
          <table:table-cell table:style-name="ce17" office:value-type="float" office:value="146237" calcext:value-type="float">
            <text:p><text:s text:c="3"/>146,237</text:p>
          </table:table-cell>
          <table:table-cell table:style-name="ce27" table:formula="of:=[.E10]/[.$B10]*100" office:value-type="float" office:value="7.43437595003249" calcext:value-type="float">
            <text:p><text:s text:c="3"/>7.43</text:p>
          </table:table-cell>
          <table:table-cell table:style-name="ce17" office:value-type="float" office:value="287321" calcext:value-type="float">
            <text:p><text:s text:c="3"/>287,321</text:p>
          </table:table-cell>
          <table:table-cell table:style-name="ce27" table:formula="of:=[.G10]/[.$B10]*100" office:value-type="float" office:value="14.6067844139259" calcext:value-type="float">
            <text:p><text:s text:c="3"/>14.61</text:p>
          </table:table-cell>
          <table:table-cell table:style-name="ce35" office:value-type="float" office:value="184441" calcext:value-type="float">
            <text:p><text:s text:c="3"/>184,441</text:p>
          </table:table-cell>
          <table:table-cell table:style-name="ce27" table:formula="of:=[.I10]/[.$B10]*100" office:value-type="float" office:value="9.37658550571977" calcext:value-type="float">
            <text:p><text:s text:c="3"/>9.38</text:p>
          </table:table-cell>
          <table:table-cell table:style-name="ce42" office:value-type="float" office:value="1436074" calcext:value-type="float">
            <text:p><text:s text:c="3"/>1,436,074</text:p>
          </table:table-cell>
          <table:table-cell table:style-name="ce27" table:formula="of:=[.K10]/[.$B10]*100" office:value-type="float" office:value="73.0069271666333" calcext:value-type="float">
            <text:p><text:s text:c="3"/>73.01</text:p>
          </table:table-cell>
          <table:table-cell table:style-name="ce35" office:value-type="float" office:value="159518" calcext:value-type="float">
            <text:p><text:s text:c="3"/>159,518</text:p>
          </table:table-cell>
          <table:table-cell table:style-name="ce53" table:formula="of:=[.M10]/[.$B10]*100" office:value-type="float" office:value="8.10955355209203" calcext:value-type="float">
            <text:p><text:s text:c="3"/>8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6546" calcext:value-type="float">
            <text:p><text:s text:c="3"/>506,546</text:p>
          </table:table-cell>
          <table:table-cell table:style-name="ce17" office:value-type="float" office:value="30166" calcext:value-type="float">
            <text:p><text:s text:c="3"/>30,166</text:p>
          </table:table-cell>
          <table:table-cell table:style-name="ce27" table:formula="of:=[.C11]/[.$B11]*100" office:value-type="float" office:value="5.95523407548377" calcext:value-type="float">
            <text:p><text:s text:c="3"/>5.96</text:p>
          </table:table-cell>
          <table:table-cell table:style-name="ce17" office:value-type="float" office:value="42799" calcext:value-type="float">
            <text:p><text:s text:c="3"/>42,799</text:p>
          </table:table-cell>
          <table:table-cell table:style-name="ce27" table:formula="of:=[.E11]/[.$B11]*100" office:value-type="float" office:value="8.44918329233673" calcext:value-type="float">
            <text:p><text:s text:c="3"/>8.45</text:p>
          </table:table-cell>
          <table:table-cell table:style-name="ce17" office:value-type="float" office:value="77831" calcext:value-type="float">
            <text:p><text:s text:c="3"/>77,831</text:p>
          </table:table-cell>
          <table:table-cell table:style-name="ce27" table:formula="of:=[.G11]/[.$B11]*100" office:value-type="float" office:value="15.365040884737" calcext:value-type="float">
            <text:p><text:s text:c="3"/>15.37</text:p>
          </table:table-cell>
          <table:table-cell table:style-name="ce35" office:value-type="float" office:value="44866" calcext:value-type="float">
            <text:p><text:s text:c="3"/>44,866</text:p>
          </table:table-cell>
          <table:table-cell table:style-name="ce27" table:formula="of:=[.I11]/[.$B11]*100" office:value-type="float" office:value="8.8572410008173" calcext:value-type="float">
            <text:p><text:s text:c="3"/>8.86</text:p>
          </table:table-cell>
          <table:table-cell table:style-name="ce42" office:value-type="float" office:value="369432" calcext:value-type="float">
            <text:p><text:s text:c="3"/>369,432</text:p>
          </table:table-cell>
          <table:table-cell table:style-name="ce27" table:formula="of:=[.K11]/[.$B11]*100" office:value-type="float" office:value="72.9315797578107" calcext:value-type="float">
            <text:p><text:s text:c="3"/>72.93</text:p>
          </table:table-cell>
          <table:table-cell table:style-name="ce35" office:value-type="float" office:value="56984" calcext:value-type="float">
            <text:p><text:s text:c="3"/>56,984</text:p>
          </table:table-cell>
          <table:table-cell table:style-name="ce53" table:formula="of:=[.M11]/[.$B11]*100" office:value-type="float" office:value="11.249521267565" calcext:value-type="float">
            <text:p><text:s text:c="3"/>11.2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581" calcext:value-type="float">
            <text:p><text:s text:c="3"/>560,581</text:p>
          </table:table-cell>
          <table:table-cell table:style-name="ce17" office:value-type="float" office:value="25404" calcext:value-type="float">
            <text:p><text:s text:c="3"/>25,404</text:p>
          </table:table-cell>
          <table:table-cell table:style-name="ce27" table:formula="of:=[.C12]/[.$B12]*100" office:value-type="float" office:value="4.53172690476488" calcext:value-type="float">
            <text:p><text:s text:c="3"/>4.53</text:p>
          </table:table-cell>
          <table:table-cell table:style-name="ce17" office:value-type="float" office:value="37059" calcext:value-type="float">
            <text:p><text:s text:c="3"/>37,059</text:p>
          </table:table-cell>
          <table:table-cell table:style-name="ce27" table:formula="of:=[.E12]/[.$B12]*100" office:value-type="float" office:value="6.61081984583851" calcext:value-type="float">
            <text:p><text:s text:c="3"/>6.61</text:p>
          </table:table-cell>
          <table:table-cell table:style-name="ce17" office:value-type="float" office:value="70726" calcext:value-type="float">
            <text:p><text:s text:c="3"/>70,726</text:p>
          </table:table-cell>
          <table:table-cell table:style-name="ce27" table:formula="of:=[.G12]/[.$B12]*100" office:value-type="float" office:value="12.6165531832153" calcext:value-type="float">
            <text:p><text:s text:c="3"/>12.62</text:p>
          </table:table-cell>
          <table:table-cell table:style-name="ce35" office:value-type="float" office:value="47433" calcext:value-type="float">
            <text:p><text:s text:c="3"/>47,433</text:p>
          </table:table-cell>
          <table:table-cell table:style-name="ce27" table:formula="of:=[.I12]/[.$B12]*100" office:value-type="float" office:value="8.46139986906442" calcext:value-type="float">
            <text:p><text:s text:c="3"/>8.46</text:p>
          </table:table-cell>
          <table:table-cell table:style-name="ce42" office:value-type="float" office:value="425805" calcext:value-type="float">
            <text:p><text:s text:c="3"/>425,805</text:p>
          </table:table-cell>
          <table:table-cell table:style-name="ce27" table:formula="of:=[.K12]/[.$B12]*100" office:value-type="float" office:value="75.9578009243981" calcext:value-type="float">
            <text:p><text:s text:c="3"/>75.96</text:p>
          </table:table-cell>
          <table:table-cell table:style-name="ce35" office:value-type="float" office:value="74238" calcext:value-type="float">
            <text:p><text:s text:c="3"/>74,238</text:p>
          </table:table-cell>
          <table:table-cell table:style-name="ce53" table:formula="of:=[.M12]/[.$B12]*100" office:value-type="float" office:value="13.2430460540047" calcext:value-type="float">
            <text:p><text:s text:c="3"/>13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178" calcext:value-type="float">
            <text:p><text:s text:c="3"/>1,559,178</text:p>
          </table:table-cell>
          <table:table-cell table:style-name="ce17" office:value-type="float" office:value="74864" calcext:value-type="float">
            <text:p><text:s text:c="3"/>74,864</text:p>
          </table:table-cell>
          <table:table-cell table:style-name="ce27" table:formula="of:=[.C13]/[.$B13]*100" office:value-type="float" office:value="4.80150438243741" calcext:value-type="float">
            <text:p><text:s text:c="3"/>4.80</text:p>
          </table:table-cell>
          <table:table-cell table:style-name="ce17" office:value-type="float" office:value="108814" calcext:value-type="float">
            <text:p><text:s text:c="3"/>108,814</text:p>
          </table:table-cell>
          <table:table-cell table:style-name="ce27" table:formula="of:=[.E13]/[.$B13]*100" office:value-type="float" office:value="6.97893377151294" calcext:value-type="float">
            <text:p><text:s text:c="3"/>6.98</text:p>
          </table:table-cell>
          <table:table-cell table:style-name="ce17" office:value-type="float" office:value="211555" calcext:value-type="float">
            <text:p><text:s text:c="3"/>211,555</text:p>
          </table:table-cell>
          <table:table-cell table:style-name="ce27" table:formula="of:=[.G13]/[.$B13]*100" office:value-type="float" office:value="13.5683674346354" calcext:value-type="float">
            <text:p><text:s text:c="3"/>13.57</text:p>
          </table:table-cell>
          <table:table-cell table:style-name="ce35" office:value-type="float" office:value="143529" calcext:value-type="float">
            <text:p><text:s text:c="3"/>143,529</text:p>
          </table:table-cell>
          <table:table-cell table:style-name="ce27" table:formula="of:=[.I13]/[.$B13]*100" office:value-type="float" office:value="9.20542747524657" calcext:value-type="float">
            <text:p><text:s text:c="3"/>9.21</text:p>
          </table:table-cell>
          <table:table-cell table:style-name="ce42" office:value-type="float" office:value="1155545" calcext:value-type="float">
            <text:p><text:s text:c="3"/>1,155,545</text:p>
          </table:table-cell>
          <table:table-cell table:style-name="ce27" table:formula="of:=[.K13]/[.$B13]*100" office:value-type="float" office:value="74.1124489955605" calcext:value-type="float">
            <text:p><text:s text:c="3"/>74.11</text:p>
          </table:table-cell>
          <table:table-cell table:style-name="ce35" office:value-type="float" office:value="136546" calcext:value-type="float">
            <text:p><text:s text:c="3"/>136,546</text:p>
          </table:table-cell>
          <table:table-cell table:style-name="ce53" table:formula="of:=[.M13]/[.$B13]*100" office:value-type="float" office:value="8.75756328013864" calcext:value-type="float">
            <text:p><text:s text:c="3"/>8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165" calcext:value-type="float">
            <text:p><text:s text:c="3"/>1,312,165</text:p>
          </table:table-cell>
          <table:table-cell table:style-name="ce17" office:value-type="float" office:value="61150" calcext:value-type="float">
            <text:p><text:s text:c="3"/>61,150</text:p>
          </table:table-cell>
          <table:table-cell table:style-name="ce27" table:formula="of:=[.C14]/[.$B14]*100" office:value-type="float" office:value="4.66023708908559" calcext:value-type="float">
            <text:p><text:s text:c="3"/>4.66</text:p>
          </table:table-cell>
          <table:table-cell table:style-name="ce17" office:value-type="float" office:value="88947" calcext:value-type="float">
            <text:p><text:s text:c="3"/>88,947</text:p>
          </table:table-cell>
          <table:table-cell table:style-name="ce27" table:formula="of:=[.E14]/[.$B14]*100" office:value-type="float" office:value="6.77864445401302" calcext:value-type="float">
            <text:p><text:s text:c="3"/>6.78</text:p>
          </table:table-cell>
          <table:table-cell table:style-name="ce17" office:value-type="float" office:value="171132" calcext:value-type="float">
            <text:p><text:s text:c="3"/>171,132</text:p>
          </table:table-cell>
          <table:table-cell table:style-name="ce27" table:formula="of:=[.G14]/[.$B14]*100" office:value-type="float" office:value="13.0419573757873" calcext:value-type="float">
            <text:p><text:s text:c="3"/>13.04</text:p>
          </table:table-cell>
          <table:table-cell table:style-name="ce35" office:value-type="float" office:value="110997" calcext:value-type="float">
            <text:p><text:s text:c="3"/>110,997</text:p>
          </table:table-cell>
          <table:table-cell table:style-name="ce27" table:formula="of:=[.I14]/[.$B14]*100" office:value-type="float" office:value="8.45907336348706" calcext:value-type="float">
            <text:p><text:s text:c="3"/>8.46</text:p>
          </table:table-cell>
          <table:table-cell table:style-name="ce42" office:value-type="float" office:value="991426" calcext:value-type="float">
            <text:p><text:s text:c="3"/>991,426</text:p>
          </table:table-cell>
          <table:table-cell table:style-name="ce27" table:formula="of:=[.K14]/[.$B14]*100" office:value-type="float" office:value="75.556503945769" calcext:value-type="float">
            <text:p><text:s text:c="3"/>75.56</text:p>
          </table:table-cell>
          <table:table-cell table:style-name="ce35" office:value-type="float" office:value="155965" calcext:value-type="float">
            <text:p><text:s text:c="3"/>155,965</text:p>
          </table:table-cell>
          <table:table-cell table:style-name="ce53" table:formula="of:=[.M14]/[.$B14]*100" office:value-type="float" office:value="11.886081399824" calcext:value-type="float">
            <text:p><text:s text:c="3"/>11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307" calcext:value-type="float">
            <text:p><text:s text:c="3"/>531,307</text:p>
          </table:table-cell>
          <table:table-cell table:style-name="ce17" office:value-type="float" office:value="21809" calcext:value-type="float">
            <text:p><text:s text:c="3"/>21,809</text:p>
          </table:table-cell>
          <table:table-cell table:style-name="ce27" table:formula="of:=[.C15]/[.$B15]*100" office:value-type="float" office:value="4.10478311032981" calcext:value-type="float">
            <text:p><text:s text:c="3"/>4.10</text:p>
          </table:table-cell>
          <table:table-cell table:style-name="ce17" office:value-type="float" office:value="31900" calcext:value-type="float">
            <text:p><text:s text:c="3"/>31,900</text:p>
          </table:table-cell>
          <table:table-cell table:style-name="ce27" table:formula="of:=[.E15]/[.$B15]*100" office:value-type="float" office:value="6.00406168185249" calcext:value-type="float">
            <text:p><text:s text:c="3"/>6.00</text:p>
          </table:table-cell>
          <table:table-cell table:style-name="ce17" office:value-type="float" office:value="62976" calcext:value-type="float">
            <text:p><text:s text:c="3"/>62,976</text:p>
          </table:table-cell>
          <table:table-cell table:style-name="ce27" table:formula="of:=[.G15]/[.$B15]*100" office:value-type="float" office:value="11.8530341215154" calcext:value-type="float">
            <text:p><text:s text:c="3"/>11.85</text:p>
          </table:table-cell>
          <table:table-cell table:style-name="ce35" office:value-type="float" office:value="44416" calcext:value-type="float">
            <text:p><text:s text:c="3"/>44,416</text:p>
          </table:table-cell>
          <table:table-cell table:style-name="ce27" table:formula="of:=[.I15]/[.$B15]*100" office:value-type="float" office:value="8.3597618702558" calcext:value-type="float">
            <text:p><text:s text:c="3"/>8.36</text:p>
          </table:table-cell>
          <table:table-cell table:style-name="ce42" office:value-type="float" office:value="408771" calcext:value-type="float">
            <text:p><text:s text:c="3"/>408,771</text:p>
          </table:table-cell>
          <table:table-cell table:style-name="ce27" table:formula="of:=[.K15]/[.$B15]*100" office:value-type="float" office:value="76.9368745376967" calcext:value-type="float">
            <text:p><text:s text:c="3"/>76.94</text:p>
          </table:table-cell>
          <table:table-cell table:style-name="ce35" office:value-type="float" office:value="70629" calcext:value-type="float">
            <text:p><text:s text:c="3"/>70,629</text:p>
          </table:table-cell>
          <table:table-cell table:style-name="ce53" table:formula="of:=[.M15]/[.$B15]*100" office:value-type="float" office:value="13.2934442798608" calcext:value-type="float">
            <text:p><text:s text:c="3"/>13.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065" calcext:value-type="float">
            <text:p><text:s text:c="3"/>723,065</text:p>
          </table:table-cell>
          <table:table-cell table:style-name="ce17" office:value-type="float" office:value="31441" calcext:value-type="float">
            <text:p><text:s text:c="3"/>31,441</text:p>
          </table:table-cell>
          <table:table-cell table:style-name="ce27" table:formula="of:=[.C16]/[.$B16]*100" office:value-type="float" office:value="4.34829510486609" calcext:value-type="float">
            <text:p><text:s text:c="3"/>4.35</text:p>
          </table:table-cell>
          <table:table-cell table:style-name="ce17" office:value-type="float" office:value="45641" calcext:value-type="float">
            <text:p><text:s text:c="3"/>45,641</text:p>
          </table:table-cell>
          <table:table-cell table:style-name="ce27" table:formula="of:=[.E16]/[.$B16]*100" office:value-type="float" office:value="6.31215727493379" calcext:value-type="float">
            <text:p><text:s text:c="3"/>6.31</text:p>
          </table:table-cell>
          <table:table-cell table:style-name="ce17" office:value-type="float" office:value="88183" calcext:value-type="float">
            <text:p><text:s text:c="3"/>88,183</text:p>
          </table:table-cell>
          <table:table-cell table:style-name="ce27" table:formula="of:=[.G16]/[.$B16]*100" office:value-type="float" office:value="12.1957223762732" calcext:value-type="float">
            <text:p><text:s text:c="3"/>12.20</text:p>
          </table:table-cell>
          <table:table-cell table:style-name="ce35" office:value-type="float" office:value="55174" calcext:value-type="float">
            <text:p><text:s text:c="3"/>55,174</text:p>
          </table:table-cell>
          <table:table-cell table:style-name="ce27" table:formula="of:=[.I16]/[.$B16]*100" office:value-type="float" office:value="7.63057263178276" calcext:value-type="float">
            <text:p><text:s text:c="3"/>7.63</text:p>
          </table:table-cell>
          <table:table-cell table:style-name="ce42" office:value-type="float" office:value="561518" calcext:value-type="float">
            <text:p><text:s text:c="3"/>561,518</text:p>
          </table:table-cell>
          <table:table-cell table:style-name="ce27" table:formula="of:=[.K16]/[.$B16]*100" office:value-type="float" office:value="77.6580252121179" calcext:value-type="float">
            <text:p><text:s text:c="3"/>77.66</text:p>
          </table:table-cell>
          <table:table-cell table:style-name="ce35" office:value-type="float" office:value="107060" calcext:value-type="float">
            <text:p><text:s text:c="3"/>107,060</text:p>
          </table:table-cell>
          <table:table-cell table:style-name="ce53" table:formula="of:=[.M16]/[.$B16]*100" office:value-type="float" office:value="14.8064143610879" calcext:value-type="float">
            <text:p><text:s text:c="3"/>14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550" calcext:value-type="float">
            <text:p><text:s text:c="3"/>547,550</text:p>
          </table:table-cell>
          <table:table-cell table:style-name="ce17" office:value-type="float" office:value="22988" calcext:value-type="float">
            <text:p><text:s text:c="3"/>22,988</text:p>
          </table:table-cell>
          <table:table-cell table:style-name="ce27" table:formula="of:=[.C17]/[.$B17]*100" office:value-type="float" office:value="4.19833805131951" calcext:value-type="float">
            <text:p><text:s text:c="3"/>4.20</text:p>
          </table:table-cell>
          <table:table-cell table:style-name="ce17" office:value-type="float" office:value="33154" calcext:value-type="float">
            <text:p><text:s text:c="3"/>33,154</text:p>
          </table:table-cell>
          <table:table-cell table:style-name="ce27" table:formula="of:=[.E17]/[.$B17]*100" office:value-type="float" office:value="6.05497214866222" calcext:value-type="float">
            <text:p><text:s text:c="3"/>6.05</text:p>
          </table:table-cell>
          <table:table-cell table:style-name="ce17" office:value-type="float" office:value="62843" calcext:value-type="float">
            <text:p><text:s text:c="3"/>62,843</text:p>
          </table:table-cell>
          <table:table-cell table:style-name="ce27" table:formula="of:=[.G17]/[.$B17]*100" office:value-type="float" office:value="11.4771253766779" calcext:value-type="float">
            <text:p><text:s text:c="3"/>11.48</text:p>
          </table:table-cell>
          <table:table-cell table:style-name="ce35" office:value-type="float" office:value="40175" calcext:value-type="float">
            <text:p><text:s text:c="3"/>40,175</text:p>
          </table:table-cell>
          <table:table-cell table:style-name="ce27" table:formula="of:=[.I17]/[.$B17]*100" office:value-type="float" office:value="7.33722947676011" calcext:value-type="float">
            <text:p><text:s text:c="3"/>7.34</text:p>
          </table:table-cell>
          <table:table-cell table:style-name="ce42" office:value-type="float" office:value="430191" calcext:value-type="float">
            <text:p><text:s text:c="3"/>430,191</text:p>
          </table:table-cell>
          <table:table-cell table:style-name="ce27" table:formula="of:=[.K17]/[.$B17]*100" office:value-type="float" office:value="78.5665236051502" calcext:value-type="float">
            <text:p><text:s text:c="3"/>78.57</text:p>
          </table:table-cell>
          <table:table-cell table:style-name="ce35" office:value-type="float" office:value="84631" calcext:value-type="float">
            <text:p><text:s text:c="3"/>84,631</text:p>
          </table:table-cell>
          <table:table-cell table:style-name="ce53" table:formula="of:=[.M17]/[.$B17]*100" office:value-type="float" office:value="15.4563053602411" calcext:value-type="float">
            <text:p><text:s text:c="3"/>15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789" calcext:value-type="float">
            <text:p><text:s text:c="3"/>1,103,789</text:p>
          </table:table-cell>
          <table:table-cell table:style-name="ce17" office:value-type="float" office:value="43359" calcext:value-type="float">
            <text:p><text:s text:c="3"/>43,359</text:p>
          </table:table-cell>
          <table:table-cell table:style-name="ce27" table:formula="of:=[.C18]/[.$B18]*100" office:value-type="float" office:value="3.92819642159869" calcext:value-type="float">
            <text:p><text:s text:c="3"/>3.93</text:p>
          </table:table-cell>
          <table:table-cell table:style-name="ce17" office:value-type="float" office:value="62606" calcext:value-type="float">
            <text:p><text:s text:c="3"/>62,606</text:p>
          </table:table-cell>
          <table:table-cell table:style-name="ce27" table:formula="of:=[.E18]/[.$B18]*100" office:value-type="float" office:value="5.67191736826513" calcext:value-type="float">
            <text:p><text:s text:c="3"/>5.67</text:p>
          </table:table-cell>
          <table:table-cell table:style-name="ce17" office:value-type="float" office:value="122070" calcext:value-type="float">
            <text:p><text:s text:c="3"/>122,070</text:p>
          </table:table-cell>
          <table:table-cell table:style-name="ce27" table:formula="of:=[.G18]/[.$B18]*100" office:value-type="float" office:value="11.0591788829206" calcext:value-type="float">
            <text:p><text:s text:c="3"/>11.06</text:p>
          </table:table-cell>
          <table:table-cell table:style-name="ce35" office:value-type="float" office:value="86090" calcext:value-type="float">
            <text:p><text:s text:c="3"/>86,090</text:p>
          </table:table-cell>
          <table:table-cell table:style-name="ce27" table:formula="of:=[.I18]/[.$B18]*100" office:value-type="float" office:value="7.79949791128558" calcext:value-type="float">
            <text:p><text:s text:c="3"/>7.80</text:p>
          </table:table-cell>
          <table:table-cell table:style-name="ce42" office:value-type="float" office:value="864775" calcext:value-type="float">
            <text:p><text:s text:c="3"/>864,775</text:p>
          </table:table-cell>
          <table:table-cell table:style-name="ce27" table:formula="of:=[.K18]/[.$B18]*100" office:value-type="float" office:value="78.3460425860377" calcext:value-type="float">
            <text:p><text:s text:c="3"/>78.35</text:p>
          </table:table-cell>
          <table:table-cell table:style-name="ce35" office:value-type="float" office:value="141618" calcext:value-type="float">
            <text:p><text:s text:c="3"/>141,618</text:p>
          </table:table-cell>
          <table:table-cell table:style-name="ce53" table:formula="of:=[.M18]/[.$B18]*100" office:value-type="float" office:value="12.8301695342135" calcext:value-type="float">
            <text:p><text:s text:c="3"/>12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652" calcext:value-type="float">
            <text:p><text:s text:c="3"/>1,242,652</text:p>
          </table:table-cell>
          <table:table-cell table:style-name="ce17" office:value-type="float" office:value="52156" calcext:value-type="float">
            <text:p><text:s text:c="3"/>52,156</text:p>
          </table:table-cell>
          <table:table-cell table:style-name="ce27" table:formula="of:=[.C19]/[.$B19]*100" office:value-type="float" office:value="4.19715254149995" calcext:value-type="float">
            <text:p><text:s text:c="3"/>4.20</text:p>
          </table:table-cell>
          <table:table-cell table:style-name="ce17" office:value-type="float" office:value="74747" calcext:value-type="float">
            <text:p><text:s text:c="3"/>74,747</text:p>
          </table:table-cell>
          <table:table-cell table:style-name="ce27" table:formula="of:=[.E19]/[.$B19]*100" office:value-type="float" office:value="6.01511927715885" calcext:value-type="float">
            <text:p><text:s text:c="3"/>6.02</text:p>
          </table:table-cell>
          <table:table-cell table:style-name="ce17" office:value-type="float" office:value="142987" calcext:value-type="float">
            <text:p><text:s text:c="3"/>142,987</text:p>
          </table:table-cell>
          <table:table-cell table:style-name="ce27" table:formula="of:=[.G19]/[.$B19]*100" office:value-type="float" office:value="11.5066003997901" calcext:value-type="float">
            <text:p><text:s text:c="3"/>11.51</text:p>
          </table:table-cell>
          <table:table-cell table:style-name="ce35" office:value-type="float" office:value="100409" calcext:value-type="float">
            <text:p><text:s text:c="3"/>100,409</text:p>
          </table:table-cell>
          <table:table-cell table:style-name="ce27" table:formula="of:=[.I19]/[.$B19]*100" office:value-type="float" office:value="8.08021875794671" calcext:value-type="float">
            <text:p><text:s text:c="3"/>8.08</text:p>
          </table:table-cell>
          <table:table-cell table:style-name="ce42" office:value-type="float" office:value="963942" calcext:value-type="float">
            <text:p><text:s text:c="3"/>963,942</text:p>
          </table:table-cell>
          <table:table-cell table:style-name="ce27" table:formula="of:=[.K19]/[.$B19]*100" office:value-type="float" office:value="77.571355455912" calcext:value-type="float">
            <text:p><text:s text:c="3"/>77.57</text:p>
          </table:table-cell>
          <table:table-cell table:style-name="ce35" office:value-type="float" office:value="126690" calcext:value-type="float">
            <text:p><text:s text:c="3"/>126,690</text:p>
          </table:table-cell>
          <table:table-cell table:style-name="ce53" table:formula="of:=[.M19]/[.$B19]*100" office:value-type="float" office:value="10.1951310584138" calcext:value-type="float">
            <text:p><text:s text:c="3"/>10.2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3075" calcext:value-type="float">
            <text:p><text:s text:c="3"/>883,075</text:p>
          </table:table-cell>
          <table:table-cell table:style-name="ce17" office:value-type="float" office:value="34964" calcext:value-type="float">
            <text:p><text:s text:c="3"/>34,964</text:p>
          </table:table-cell>
          <table:table-cell table:style-name="ce27" table:formula="of:=[.C20]/[.$B20]*100" office:value-type="float" office:value="3.95934660136455" calcext:value-type="float">
            <text:p><text:s text:c="3"/>3.96</text:p>
          </table:table-cell>
          <table:table-cell table:style-name="ce17" office:value-type="float" office:value="51349" calcext:value-type="float">
            <text:p><text:s text:c="3"/>51,349</text:p>
          </table:table-cell>
          <table:table-cell table:style-name="ce27" table:formula="of:=[.E20]/[.$B20]*100" office:value-type="float" office:value="5.81479489284602" calcext:value-type="float">
            <text:p><text:s text:c="3"/>5.81</text:p>
          </table:table-cell>
          <table:table-cell table:style-name="ce17" office:value-type="float" office:value="102161" calcext:value-type="float">
            <text:p><text:s text:c="3"/>102,161</text:p>
          </table:table-cell>
          <table:table-cell table:style-name="ce27" table:formula="of:=[.G20]/[.$B20]*100" office:value-type="float" office:value="11.568779548736" calcext:value-type="float">
            <text:p><text:s text:c="3"/>11.57</text:p>
          </table:table-cell>
          <table:table-cell table:style-name="ce35" office:value-type="float" office:value="73109" calcext:value-type="float">
            <text:p><text:s text:c="3"/>73,109</text:p>
          </table:table-cell>
          <table:table-cell table:style-name="ce27" table:formula="of:=[.I20]/[.$B20]*100" office:value-type="float" office:value="8.27891175721202" calcext:value-type="float">
            <text:p><text:s text:c="3"/>8.28</text:p>
          </table:table-cell>
          <table:table-cell table:style-name="ce42" office:value-type="float" office:value="683666" calcext:value-type="float">
            <text:p><text:s text:c="3"/>683,666</text:p>
          </table:table-cell>
          <table:table-cell table:style-name="ce27" table:formula="of:=[.K20]/[.$B20]*100" office:value-type="float" office:value="77.4187922883107" calcext:value-type="float">
            <text:p><text:s text:c="3"/>77.42</text:p>
          </table:table-cell>
          <table:table-cell table:style-name="ce35" office:value-type="float" office:value="109311" calcext:value-type="float">
            <text:p><text:s text:c="3"/>109,311</text:p>
          </table:table-cell>
          <table:table-cell table:style-name="ce53" table:formula="of:=[.M20]/[.$B20]*100" office:value-type="float" office:value="12.3784503015033" calcext:value-type="float">
            <text:p><text:s text:c="3"/>12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071" calcext:value-type="float">
            <text:p><text:s text:c="3"/>232,071</text:p>
          </table:table-cell>
          <table:table-cell table:style-name="ce17" office:value-type="float" office:value="10207" calcext:value-type="float">
            <text:p><text:s text:c="3"/>10,207</text:p>
          </table:table-cell>
          <table:table-cell table:style-name="ce27" table:formula="of:=[.C21]/[.$B21]*100" office:value-type="float" office:value="4.39822295762935" calcext:value-type="float">
            <text:p><text:s text:c="3"/>4.40</text:p>
          </table:table-cell>
          <table:table-cell table:style-name="ce17" office:value-type="float" office:value="14716" calcext:value-type="float">
            <text:p><text:s text:c="3"/>14,716</text:p>
          </table:table-cell>
          <table:table-cell table:style-name="ce27" table:formula="of:=[.E21]/[.$B21]*100" office:value-type="float" office:value="6.34116283378794" calcext:value-type="float">
            <text:p><text:s text:c="3"/>6.34</text:p>
          </table:table-cell>
          <table:table-cell table:style-name="ce17" office:value-type="float" office:value="28341" calcext:value-type="float">
            <text:p><text:s text:c="3"/>28,341</text:p>
          </table:table-cell>
          <table:table-cell table:style-name="ce27" table:formula="of:=[.G21]/[.$B21]*100" office:value-type="float" office:value="12.2122109182104" calcext:value-type="float">
            <text:p><text:s text:c="3"/>12.21</text:p>
          </table:table-cell>
          <table:table-cell table:style-name="ce35" office:value-type="float" office:value="18800" calcext:value-type="float">
            <text:p><text:s text:c="3"/>18,800</text:p>
          </table:table-cell>
          <table:table-cell table:style-name="ce27" table:formula="of:=[.I21]/[.$B21]*100" office:value-type="float" office:value="8.10096909997372" calcext:value-type="float">
            <text:p><text:s text:c="3"/>8.10</text:p>
          </table:table-cell>
          <table:table-cell table:style-name="ce42" office:value-type="float" office:value="178666" calcext:value-type="float">
            <text:p><text:s text:c="3"/>178,666</text:p>
          </table:table-cell>
          <table:table-cell table:style-name="ce27" table:formula="of:=[.K21]/[.$B21]*100" office:value-type="float" office:value="76.9876460221225" calcext:value-type="float">
            <text:p><text:s text:c="3"/>76.99</text:p>
          </table:table-cell>
          <table:table-cell table:style-name="ce35" office:value-type="float" office:value="30102" calcext:value-type="float">
            <text:p><text:s text:c="3"/>30,102</text:p>
          </table:table-cell>
          <table:table-cell table:style-name="ce53" table:formula="of:=[.M21]/[.$B21]*100" office:value-type="float" office:value="12.9710304174154" calcext:value-type="float">
            <text:p><text:s text:c="3"/>12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03" calcext:value-type="float">
            <text:p><text:s text:c="3"/>340,903</text:p>
          </table:table-cell>
          <table:table-cell table:style-name="ce17" office:value-type="float" office:value="14203" calcext:value-type="float">
            <text:p><text:s text:c="3"/>14,203</text:p>
          </table:table-cell>
          <table:table-cell table:style-name="ce27" table:formula="of:=[.C22]/[.$B22]*100" office:value-type="float" office:value="4.16628777100818" calcext:value-type="float">
            <text:p><text:s text:c="3"/>4.17</text:p>
          </table:table-cell>
          <table:table-cell table:style-name="ce17" office:value-type="float" office:value="20667" calcext:value-type="float">
            <text:p><text:s text:c="3"/>20,667</text:p>
          </table:table-cell>
          <table:table-cell table:style-name="ce27" table:formula="of:=[.E22]/[.$B22]*100" office:value-type="float" office:value="6.0624283153859" calcext:value-type="float">
            <text:p><text:s text:c="3"/>6.06</text:p>
          </table:table-cell>
          <table:table-cell table:style-name="ce17" office:value-type="float" office:value="40431" calcext:value-type="float">
            <text:p><text:s text:c="3"/>40,431</text:p>
          </table:table-cell>
          <table:table-cell table:style-name="ce27" table:formula="of:=[.G22]/[.$B22]*100" office:value-type="float" office:value="11.8599718981646" calcext:value-type="float">
            <text:p><text:s text:c="3"/>11.86</text:p>
          </table:table-cell>
          <table:table-cell table:style-name="ce35" office:value-type="float" office:value="28927" calcext:value-type="float">
            <text:p><text:s text:c="3"/>28,927</text:p>
          </table:table-cell>
          <table:table-cell table:style-name="ce27" table:formula="of:=[.I22]/[.$B22]*100" office:value-type="float" office:value="8.48540493923492" calcext:value-type="float">
            <text:p><text:s text:c="3"/>8.49</text:p>
          </table:table-cell>
          <table:table-cell table:style-name="ce42" office:value-type="float" office:value="262074" calcext:value-type="float">
            <text:p><text:s text:c="3"/>262,074</text:p>
          </table:table-cell>
          <table:table-cell table:style-name="ce27" table:formula="of:=[.K22]/[.$B22]*100" office:value-type="float" office:value="76.876413525255" calcext:value-type="float">
            <text:p><text:s text:c="3"/>76.88</text:p>
          </table:table-cell>
          <table:table-cell table:style-name="ce35" office:value-type="float" office:value="42022" calcext:value-type="float">
            <text:p><text:s text:c="3"/>42,022</text:p>
          </table:table-cell>
          <table:table-cell table:style-name="ce53" table:formula="of:=[.M22]/[.$B22]*100" office:value-type="float" office:value="12.3266735699011" calcext:value-type="float">
            <text:p><text:s text:c="3"/>12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4886" calcext:value-type="float">
            <text:p><text:s text:c="3"/>94,886</text:p>
          </table:table-cell>
          <table:table-cell table:style-name="ce17" office:value-type="float" office:value="3960" calcext:value-type="float">
            <text:p><text:s text:c="3"/>3,960</text:p>
          </table:table-cell>
          <table:table-cell table:style-name="ce27" table:formula="of:=[.C23]/[.$B23]*100" office:value-type="float" office:value="4.17342916763274" calcext:value-type="float">
            <text:p><text:s text:c="3"/>4.17</text:p>
          </table:table-cell>
          <table:table-cell table:style-name="ce17" office:value-type="float" office:value="5670" calcext:value-type="float">
            <text:p><text:s text:c="3"/>5,670</text:p>
          </table:table-cell>
          <table:table-cell table:style-name="ce27" table:formula="of:=[.E23]/[.$B23]*100" office:value-type="float" office:value="5.97559176274688" calcext:value-type="float">
            <text:p><text:s text:c="3"/>5.98</text:p>
          </table:table-cell>
          <table:table-cell table:style-name="ce17" office:value-type="float" office:value="10628" calcext:value-type="float">
            <text:p><text:s text:c="3"/>10,628</text:p>
          </table:table-cell>
          <table:table-cell table:style-name="ce27" table:formula="of:=[.G23]/[.$B23]*100" office:value-type="float" office:value="11.2008093923234" calcext:value-type="float">
            <text:p><text:s text:c="3"/>11.20</text:p>
          </table:table-cell>
          <table:table-cell table:style-name="ce35" office:value-type="float" office:value="6744" calcext:value-type="float">
            <text:p><text:s text:c="3"/>6,744</text:p>
          </table:table-cell>
          <table:table-cell table:style-name="ce27" table:formula="of:=[.I23]/[.$B23]*100" office:value-type="float" office:value="7.10747634002909" calcext:value-type="float">
            <text:p><text:s text:c="3"/>7.11</text:p>
          </table:table-cell>
          <table:table-cell table:style-name="ce42" office:value-type="float" office:value="75006" calcext:value-type="float">
            <text:p><text:s text:c="3"/>75,006</text:p>
          </table:table-cell>
          <table:table-cell table:style-name="ce27" table:formula="of:=[.K23]/[.$B23]*100" office:value-type="float" office:value="79.0485424614801" calcext:value-type="float">
            <text:p><text:s text:c="3"/>79.05</text:p>
          </table:table-cell>
          <table:table-cell table:style-name="ce35" office:value-type="float" office:value="13953" calcext:value-type="float">
            <text:p><text:s text:c="3"/>13,953</text:p>
          </table:table-cell>
          <table:table-cell table:style-name="ce53" table:formula="of:=[.M23]/[.$B23]*100" office:value-type="float" office:value="14.7050144383787" calcext:value-type="float">
            <text:p><text:s text:c="3"/>14.7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703" calcext:value-type="float">
            <text:p><text:s text:c="3"/>388,703</text:p>
          </table:table-cell>
          <table:table-cell table:style-name="ce17" office:value-type="float" office:value="14251" calcext:value-type="float">
            <text:p><text:s text:c="3"/>14,251</text:p>
          </table:table-cell>
          <table:table-cell table:style-name="ce27" table:formula="of:=[.C24]/[.$B24]*100" office:value-type="float" office:value="3.6662953463184" calcext:value-type="float">
            <text:p><text:s text:c="3"/>3.67</text:p>
          </table:table-cell>
          <table:table-cell table:style-name="ce17" office:value-type="float" office:value="21033" calcext:value-type="float">
            <text:p><text:s text:c="3"/>21,033</text:p>
          </table:table-cell>
          <table:table-cell table:style-name="ce27" table:formula="of:=[.E24]/[.$B24]*100" office:value-type="float" office:value="5.41107220680057" calcext:value-type="float">
            <text:p><text:s text:c="3"/>5.41</text:p>
          </table:table-cell>
          <table:table-cell table:style-name="ce17" office:value-type="float" office:value="43389" calcext:value-type="float">
            <text:p><text:s text:c="3"/>43,389</text:p>
          </table:table-cell>
          <table:table-cell table:style-name="ce27" table:formula="of:=[.G24]/[.$B24]*100" office:value-type="float" office:value="11.1625071069686" calcext:value-type="float">
            <text:p><text:s text:c="3"/>11.16</text:p>
          </table:table-cell>
          <table:table-cell table:style-name="ce35" office:value-type="float" office:value="33207" calcext:value-type="float">
            <text:p><text:s text:c="3"/>33,207</text:p>
          </table:table-cell>
          <table:table-cell table:style-name="ce27" table:formula="of:=[.I24]/[.$B24]*100" office:value-type="float" office:value="8.54302642377342" calcext:value-type="float">
            <text:p><text:s text:c="3"/>8.54</text:p>
          </table:table-cell>
          <table:table-cell table:style-name="ce42" office:value-type="float" office:value="300856" calcext:value-type="float">
            <text:p><text:s text:c="3"/>300,856</text:p>
          </table:table-cell>
          <table:table-cell table:style-name="ce27" table:formula="of:=[.K24]/[.$B24]*100" office:value-type="float" office:value="77.3999686135687" calcext:value-type="float">
            <text:p><text:s text:c="3"/>77.40</text:p>
          </table:table-cell>
          <table:table-cell table:style-name="ce35" office:value-type="float" office:value="42229" calcext:value-type="float">
            <text:p><text:s text:c="3"/>42,229</text:p>
          </table:table-cell>
          <table:table-cell table:style-name="ce53" table:formula="of:=[.M24]/[.$B24]*100" office:value-type="float" office:value="10.8640787439253" calcext:value-type="float">
            <text:p><text:s text:c="3"/>10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8466" calcext:value-type="float">
            <text:p><text:s text:c="3"/>408,466</text:p>
          </table:table-cell>
          <table:table-cell table:style-name="ce17" office:value-type="float" office:value="24327" calcext:value-type="float">
            <text:p><text:s text:c="3"/>24,327</text:p>
          </table:table-cell>
          <table:table-cell table:style-name="ce27" table:formula="of:=[.C25]/[.$B25]*100" office:value-type="float" office:value="5.95569765904629" calcext:value-type="float">
            <text:p><text:s text:c="3"/>5.96</text:p>
          </table:table-cell>
          <table:table-cell table:style-name="ce17" office:value-type="float" office:value="34347" calcext:value-type="float">
            <text:p><text:s text:c="3"/>34,347</text:p>
          </table:table-cell>
          <table:table-cell table:style-name="ce27" table:formula="of:=[.E25]/[.$B25]*100" office:value-type="float" office:value="8.40877820920223" calcext:value-type="float">
            <text:p><text:s text:c="3"/>8.41</text:p>
          </table:table-cell>
          <table:table-cell table:style-name="ce17" office:value-type="float" office:value="62775" calcext:value-type="float">
            <text:p><text:s text:c="3"/>62,775</text:p>
          </table:table-cell>
          <table:table-cell table:style-name="ce27" table:formula="of:=[.G25]/[.$B25]*100" office:value-type="float" office:value="15.3684762012016" calcext:value-type="float">
            <text:p><text:s text:c="3"/>15.37</text:p>
          </table:table-cell>
          <table:table-cell table:style-name="ce35" office:value-type="float" office:value="35367" calcext:value-type="float">
            <text:p><text:s text:c="3"/>35,367</text:p>
          </table:table-cell>
          <table:table-cell table:style-name="ce27" table:formula="of:=[.I25]/[.$B25]*100" office:value-type="float" office:value="8.65849299574506" calcext:value-type="float">
            <text:p><text:s text:c="3"/>8.66</text:p>
          </table:table-cell>
          <table:table-cell table:style-name="ce42" office:value-type="float" office:value="299084" calcext:value-type="float">
            <text:p><text:s text:c="3"/>299,084</text:p>
          </table:table-cell>
          <table:table-cell table:style-name="ce27" table:formula="of:=[.K25]/[.$B25]*100" office:value-type="float" office:value="73.2212717827188" calcext:value-type="float">
            <text:p><text:s text:c="3"/>73.22</text:p>
          </table:table-cell>
          <table:table-cell table:style-name="ce35" office:value-type="float" office:value="38029" calcext:value-type="float">
            <text:p><text:s text:c="3"/>38,029</text:p>
          </table:table-cell>
          <table:table-cell table:style-name="ce53" table:formula="of:=[.M25]/[.$B25]*100" office:value-type="float" office:value="9.31019962493818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0145" calcext:value-type="float">
            <text:p><text:s text:c="3"/>1,070,145</text:p>
          </table:table-cell>
          <table:table-cell table:style-name="ce17" office:value-type="float" office:value="48364" calcext:value-type="float">
            <text:p><text:s text:c="3"/>48,364</text:p>
          </table:table-cell>
          <table:table-cell table:style-name="ce27" table:formula="of:=[.C26]/[.$B26]*100" office:value-type="float" office:value="4.51938755962977" calcext:value-type="float">
            <text:p><text:s text:c="3"/>4.52</text:p>
          </table:table-cell>
          <table:table-cell table:style-name="ce17" office:value-type="float" office:value="71860" calcext:value-type="float">
            <text:p><text:s text:c="3"/>71,860</text:p>
          </table:table-cell>
          <table:table-cell table:style-name="ce27" table:formula="of:=[.E26]/[.$B26]*100" office:value-type="float" office:value="6.71497787682978" calcext:value-type="float">
            <text:p><text:s text:c="3"/>6.71</text:p>
          </table:table-cell>
          <table:table-cell table:style-name="ce17" office:value-type="float" office:value="148111" calcext:value-type="float">
            <text:p><text:s text:c="3"/>148,111</text:p>
          </table:table-cell>
          <table:table-cell table:style-name="ce27" table:formula="of:=[.G26]/[.$B26]*100" office:value-type="float" office:value="13.8402739815632" calcext:value-type="float">
            <text:p><text:s text:c="3"/>13.84</text:p>
          </table:table-cell>
          <table:table-cell table:style-name="ce35" office:value-type="float" office:value="101257" calcext:value-type="float">
            <text:p><text:s text:c="3"/>101,257</text:p>
          </table:table-cell>
          <table:table-cell table:style-name="ce27" table:formula="of:=[.I26]/[.$B26]*100" office:value-type="float" office:value="9.46198879591083" calcext:value-type="float">
            <text:p><text:s text:c="3"/>9.46</text:p>
          </table:table-cell>
          <table:table-cell table:style-name="ce42" office:value-type="float" office:value="789699" calcext:value-type="float">
            <text:p><text:s text:c="3"/>789,699</text:p>
          </table:table-cell>
          <table:table-cell table:style-name="ce27" table:formula="of:=[.K26]/[.$B26]*100" office:value-type="float" office:value="73.7936447864542" calcext:value-type="float">
            <text:p><text:s text:c="3"/>73.79</text:p>
          </table:table-cell>
          <table:table-cell table:style-name="ce35" office:value-type="float" office:value="85799" calcext:value-type="float">
            <text:p><text:s text:c="3"/>85,799</text:p>
          </table:table-cell>
          <table:table-cell table:style-name="ce53" table:formula="of:=[.M26]/[.$B26]*100" office:value-type="float" office:value="8.01751164561812" calcext:value-type="float">
            <text:p><text:s text:c="3"/>8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171" calcext:value-type="float">
            <text:p><text:s text:c="3"/>274,171</text:p>
          </table:table-cell>
          <table:table-cell table:style-name="ce17" office:value-type="float" office:value="11134" calcext:value-type="float">
            <text:p><text:s text:c="3"/>11,134</text:p>
          </table:table-cell>
          <table:table-cell table:style-name="ce27" table:formula="of:=[.C27]/[.$B27]*100" office:value-type="float" office:value="4.06096924911825" calcext:value-type="float">
            <text:p><text:s text:c="3"/>4.06</text:p>
          </table:table-cell>
          <table:table-cell table:style-name="ce17" office:value-type="float" office:value="17218" calcext:value-type="float">
            <text:p><text:s text:c="3"/>17,218</text:p>
          </table:table-cell>
          <table:table-cell table:style-name="ce27" table:formula="of:=[.E27]/[.$B27]*100" office:value-type="float" office:value="6.28002232183564" calcext:value-type="float">
            <text:p><text:s text:c="3"/>6.28</text:p>
          </table:table-cell>
          <table:table-cell table:style-name="ce17" office:value-type="float" office:value="37108" calcext:value-type="float">
            <text:p><text:s text:c="3"/>37,108</text:p>
          </table:table-cell>
          <table:table-cell table:style-name="ce27" table:formula="of:=[.G27]/[.$B27]*100" office:value-type="float" office:value="13.5346189057194" calcext:value-type="float">
            <text:p><text:s text:c="3"/>13.53</text:p>
          </table:table-cell>
          <table:table-cell table:style-name="ce35" office:value-type="float" office:value="25876" calcext:value-type="float">
            <text:p><text:s text:c="3"/>25,876</text:p>
          </table:table-cell>
          <table:table-cell table:style-name="ce27" table:formula="of:=[.I27]/[.$B27]*100" office:value-type="float" office:value="9.4379055407027" calcext:value-type="float">
            <text:p><text:s text:c="3"/>9.44</text:p>
          </table:table-cell>
          <table:table-cell table:style-name="ce42" office:value-type="float" office:value="203598" calcext:value-type="float">
            <text:p><text:s text:c="3"/>203,598</text:p>
          </table:table-cell>
          <table:table-cell table:style-name="ce27" table:formula="of:=[.K27]/[.$B27]*100" office:value-type="float" office:value="74.2594949867054" calcext:value-type="float">
            <text:p><text:s text:c="3"/>74.26</text:p>
          </table:table-cell>
          <table:table-cell table:style-name="ce35" office:value-type="float" office:value="29376" calcext:value-type="float">
            <text:p><text:s text:c="3"/>29,376</text:p>
          </table:table-cell>
          <table:table-cell table:style-name="ce53" table:formula="of:=[.M27]/[.$B27]*100" office:value-type="float" office:value="10.7144811085053" calcext:value-type="float">
            <text:p><text:s text:c="3"/>10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9892" calcext:value-type="float">
            <text:p><text:s text:c="3"/>769,892</text:p>
          </table:table-cell>
          <table:table-cell table:style-name="ce17" office:value-type="float" office:value="32153" calcext:value-type="float">
            <text:p><text:s text:c="3"/>32,153</text:p>
          </table:table-cell>
          <table:table-cell table:style-name="ce27" table:formula="of:=[.C28]/[.$B28]*100" office:value-type="float" office:value="4.17630005247489" calcext:value-type="float">
            <text:p><text:s text:c="3"/>4.18</text:p>
          </table:table-cell>
          <table:table-cell table:style-name="ce17" office:value-type="float" office:value="46832" calcext:value-type="float">
            <text:p><text:s text:c="3"/>46,832</text:p>
          </table:table-cell>
          <table:table-cell table:style-name="ce27" table:formula="of:=[.E28]/[.$B28]*100" office:value-type="float" office:value="6.08293111241577" calcext:value-type="float">
            <text:p><text:s text:c="3"/>6.08</text:p>
          </table:table-cell>
          <table:table-cell table:style-name="ce17" office:value-type="float" office:value="94043" calcext:value-type="float">
            <text:p><text:s text:c="3"/>94,043</text:p>
          </table:table-cell>
          <table:table-cell table:style-name="ce27" table:formula="of:=[.G28]/[.$B28]*100" office:value-type="float" office:value="12.2150899087145" calcext:value-type="float">
            <text:p><text:s text:c="3"/>12.22</text:p>
          </table:table-cell>
          <table:table-cell table:style-name="ce35" office:value-type="float" office:value="66040" calcext:value-type="float">
            <text:p><text:s text:c="3"/>66,040</text:p>
          </table:table-cell>
          <table:table-cell table:style-name="ce27" table:formula="of:=[.I28]/[.$B28]*100" office:value-type="float" office:value="8.57782650034031" calcext:value-type="float">
            <text:p><text:s text:c="3"/>8.58</text:p>
          </table:table-cell>
          <table:table-cell table:style-name="ce42" office:value-type="float" office:value="588394" calcext:value-type="float">
            <text:p><text:s text:c="3"/>588,394</text:p>
          </table:table-cell>
          <table:table-cell table:style-name="ce27" table:formula="of:=[.K28]/[.$B28]*100" office:value-type="float" office:value="76.4255246190375" calcext:value-type="float">
            <text:p><text:s text:c="3"/>76.43</text:p>
          </table:table-cell>
          <table:table-cell table:style-name="ce35" office:value-type="float" office:value="72478" calcext:value-type="float">
            <text:p><text:s text:c="3"/>72,478</text:p>
          </table:table-cell>
          <table:table-cell table:style-name="ce53" table:formula="of:=[.M28]/[.$B28]*100" office:value-type="float" office:value="9.41404768461031" calcext:value-type="float">
            <text:p><text:s text:c="3"/>9.4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6520" calcext:value-type="float">
            <text:p><text:s text:c="3"/>2,616,520</text:p>
          </table:table-cell>
          <table:table-cell table:style-name="ce18" office:value-type="float" office:value="108352" calcext:value-type="float">
            <text:p><text:s text:c="3"/>108,352</text:p>
          </table:table-cell>
          <table:table-cell table:style-name="ce26" table:formula="of:=[.C29]/[.$B29]*100" office:value-type="float" office:value="4.14107287542232" calcext:value-type="float">
            <text:p><text:s text:c="3"/>4.14</text:p>
          </table:table-cell>
          <table:table-cell table:style-name="ce18" office:value-type="float" office:value="154378" calcext:value-type="float">
            <text:p><text:s text:c="3"/>154,378</text:p>
          </table:table-cell>
          <table:table-cell table:style-name="ce26" table:formula="of:=[.E29]/[.$B29]*100" office:value-type="float" office:value="5.90012688609298" calcext:value-type="float">
            <text:p><text:s text:c="3"/>5.90</text:p>
          </table:table-cell>
          <table:table-cell table:style-name="ce18" office:value-type="float" office:value="299230" calcext:value-type="float">
            <text:p><text:s text:c="3"/>299,230</text:p>
          </table:table-cell>
          <table:table-cell table:style-name="ce26" table:formula="of:=[.G29]/[.$B29]*100" office:value-type="float" office:value="11.4361824102243" calcext:value-type="float">
            <text:p><text:s text:c="3"/>11.44</text:p>
          </table:table-cell>
          <table:table-cell table:style-name="ce36" office:value-type="float" office:value="198961" calcext:value-type="float">
            <text:p><text:s text:c="3"/>198,961</text:p>
          </table:table-cell>
          <table:table-cell table:style-name="ce26" table:formula="of:=[.I29]/[.$B29]*100" office:value-type="float" office:value="7.60403130876126" calcext:value-type="float">
            <text:p><text:s text:c="3"/>7.60</text:p>
          </table:table-cell>
          <table:table-cell table:style-name="ce43" office:value-type="float" office:value="2054491" calcext:value-type="float">
            <text:p><text:s text:c="3"/>2,054,491</text:p>
          </table:table-cell>
          <table:table-cell table:style-name="ce26" table:formula="of:=[.K29]/[.$B29]*100" office:value-type="float" office:value="78.5199807377738" calcext:value-type="float">
            <text:p><text:s text:c="3"/>78.52</text:p>
          </table:table-cell>
          <table:table-cell table:style-name="ce36" office:value-type="float" office:value="325331" calcext:value-type="float">
            <text:p><text:s text:c="3"/>325,331</text:p>
          </table:table-cell>
          <table:table-cell table:style-name="ce52" table:formula="of:=[.M29]/[.$B29]*100" office:value-type="float" office:value="12.4337287695106" calcext:value-type="float">
            <text:p><text:s text:c="3"/>12.4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420" calcext:value-type="float">
            <text:p><text:s text:c="3"/>1,526,420</text:p>
          </table:table-cell>
          <table:table-cell table:style-name="ce18" office:value-type="float" office:value="61019" calcext:value-type="float">
            <text:p><text:s text:c="3"/>61,019</text:p>
          </table:table-cell>
          <table:table-cell table:style-name="ce26" table:formula="of:=[.C30]/[.$B30]*100" office:value-type="float" office:value="3.99752361735302" calcext:value-type="float">
            <text:p><text:s text:c="3"/>4.00</text:p>
          </table:table-cell>
          <table:table-cell table:style-name="ce18" office:value-type="float" office:value="89865" calcext:value-type="float">
            <text:p><text:s text:c="3"/>89,865</text:p>
          </table:table-cell>
          <table:table-cell table:style-name="ce26" table:formula="of:=[.E30]/[.$B30]*100" office:value-type="float" office:value="5.88730493573197" calcext:value-type="float">
            <text:p><text:s text:c="3"/>5.89</text:p>
          </table:table-cell>
          <table:table-cell table:style-name="ce18" office:value-type="float" office:value="180780" calcext:value-type="float">
            <text:p><text:s text:c="3"/>180,780</text:p>
          </table:table-cell>
          <table:table-cell table:style-name="ce26" table:formula="of:=[.G30]/[.$B30]*100" office:value-type="float" office:value="11.8433982783244" calcext:value-type="float">
            <text:p><text:s text:c="3"/>11.84</text:p>
          </table:table-cell>
          <table:table-cell table:style-name="ce36" office:value-type="float" office:value="124056" calcext:value-type="float">
            <text:p><text:s text:c="3"/>124,056</text:p>
          </table:table-cell>
          <table:table-cell table:style-name="ce26" table:formula="of:=[.I30]/[.$B30]*100" office:value-type="float" office:value="8.12725200141508" calcext:value-type="float">
            <text:p><text:s text:c="3"/>8.13</text:p>
          </table:table-cell>
          <table:table-cell table:style-name="ce43" office:value-type="float" office:value="1181112" calcext:value-type="float">
            <text:p><text:s text:c="3"/>1,181,112</text:p>
          </table:table-cell>
          <table:table-cell table:style-name="ce26" table:formula="of:=[.K30]/[.$B30]*100" office:value-type="float" office:value="77.3779169560147" calcext:value-type="float">
            <text:p><text:s text:c="3"/>77.38</text:p>
          </table:table-cell>
          <table:table-cell table:style-name="ce36" office:value-type="float" office:value="148660" calcext:value-type="float">
            <text:p><text:s text:c="3"/>148,660</text:p>
          </table:table-cell>
          <table:table-cell table:style-name="ce52" table:formula="of:=[.M30]/[.$B30]*100" office:value-type="float" office:value="9.73912815607762" calcext:value-type="float">
            <text:p><text:s text:c="3"/>9.74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9269" calcext:value-type="float">
            <text:p><text:s text:c="3"/>99,269</text:p>
          </table:table-cell>
          <table:table-cell table:style-name="ce18" office:value-type="float" office:value="5043" calcext:value-type="float">
            <text:p><text:s text:c="3"/>5,043</text:p>
          </table:table-cell>
          <table:table-cell table:style-name="ce26" table:formula="of:=[.C31]/[.$B31]*100" office:value-type="float" office:value="5.08013579264423" calcext:value-type="float">
            <text:p><text:s text:c="3"/>5.08</text:p>
          </table:table-cell>
          <table:table-cell table:style-name="ce18" office:value-type="float" office:value="6674" calcext:value-type="float">
            <text:p><text:s text:c="3"/>6,674</text:p>
          </table:table-cell>
          <table:table-cell table:style-name="ce26" table:formula="of:=[.E31]/[.$B31]*100" office:value-type="float" office:value="6.72314619871259" calcext:value-type="float">
            <text:p><text:s text:c="3"/>6.72</text:p>
          </table:table-cell>
          <table:table-cell table:style-name="ce18" office:value-type="float" office:value="10941" calcext:value-type="float">
            <text:p><text:s text:c="3"/>10,941</text:p>
          </table:table-cell>
          <table:table-cell table:style-name="ce26" table:formula="of:=[.G31]/[.$B31]*100" office:value-type="float" office:value="11.0215676595916" calcext:value-type="float">
            <text:p><text:s text:c="3"/>11.02</text:p>
          </table:table-cell>
          <table:table-cell table:style-name="ce36" office:value-type="float" office:value="6118" calcext:value-type="float">
            <text:p><text:s text:c="3"/>6,118</text:p>
          </table:table-cell>
          <table:table-cell table:style-name="ce26" table:formula="of:=[.I31]/[.$B31]*100" office:value-type="float" office:value="6.16305190945814" calcext:value-type="float">
            <text:p><text:s text:c="3"/>6.16</text:p>
          </table:table-cell>
          <table:table-cell table:style-name="ce43" office:value-type="float" office:value="79522" calcext:value-type="float">
            <text:p><text:s text:c="3"/>79,522</text:p>
          </table:table-cell>
          <table:table-cell table:style-name="ce26" table:formula="of:=[.K31]/[.$B31]*100" office:value-type="float" office:value="80.1075864570007" calcext:value-type="float">
            <text:p><text:s text:c="3"/>80.11</text:p>
          </table:table-cell>
          <table:table-cell table:style-name="ce36" office:value-type="float" office:value="12001" calcext:value-type="float">
            <text:p><text:s text:c="3"/>12,001</text:p>
          </table:table-cell>
          <table:table-cell table:style-name="ce52" table:formula="of:=[.M31]/[.$B31]*100" office:value-type="float" office:value="12.0893733189616" calcext:value-type="float">
            <text:p><text:s text:c="3"/>12.0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9471" calcext:value-type="float">
            <text:p><text:s text:c="3"/>89,471</text:p>
          </table:table-cell>
          <table:table-cell table:style-name="ce17" office:value-type="float" office:value="4558" calcext:value-type="float">
            <text:p><text:s text:c="3"/>4,558</text:p>
          </table:table-cell>
          <table:table-cell table:style-name="ce27" table:formula="of:=[.C32]/[.$B32]*100" office:value-type="float" office:value="5.09438812576142" calcext:value-type="float">
            <text:p><text:s text:c="3"/>5.09</text:p>
          </table:table-cell>
          <table:table-cell table:style-name="ce17" office:value-type="float" office:value="6001" calcext:value-type="float">
            <text:p><text:s text:c="3"/>6,001</text:p>
          </table:table-cell>
          <table:table-cell table:style-name="ce27" table:formula="of:=[.E32]/[.$B32]*100" office:value-type="float" office:value="6.70720121603648" calcext:value-type="float">
            <text:p><text:s text:c="3"/>6.71</text:p>
          </table:table-cell>
          <table:table-cell table:style-name="ce17" office:value-type="float" office:value="9800" calcext:value-type="float">
            <text:p><text:s text:c="3"/>9,800</text:p>
          </table:table-cell>
          <table:table-cell table:style-name="ce27" table:formula="of:=[.G32]/[.$B32]*100" office:value-type="float" office:value="10.9532697745638" calcext:value-type="float">
            <text:p><text:s text:c="3"/>10.95</text:p>
          </table:table-cell>
          <table:table-cell table:style-name="ce35" office:value-type="float" office:value="5491" calcext:value-type="float">
            <text:p><text:s text:c="3"/>5,491</text:p>
          </table:table-cell>
          <table:table-cell table:style-name="ce27" table:formula="of:=[.I32]/[.$B32]*100" office:value-type="float" office:value="6.13718411552347" calcext:value-type="float">
            <text:p><text:s text:c="3"/>6.14</text:p>
          </table:table-cell>
          <table:table-cell table:style-name="ce42" office:value-type="float" office:value="71755" calcext:value-type="float">
            <text:p><text:s text:c="3"/>71,755</text:p>
          </table:table-cell>
          <table:table-cell table:style-name="ce27" table:formula="of:=[.K32]/[.$B32]*100" office:value-type="float" office:value="80.1991706810028" calcext:value-type="float">
            <text:p><text:s text:c="3"/>80.20</text:p>
          </table:table-cell>
          <table:table-cell table:style-name="ce35" office:value-type="float" office:value="11046" calcext:value-type="float">
            <text:p><text:s text:c="3"/>11,046</text:p>
          </table:table-cell>
          <table:table-cell table:style-name="ce53" table:formula="of:=[.M32]/[.$B32]*100" office:value-type="float" office:value="12.3458997887584" calcext:value-type="float">
            <text:p><text:s text:c="3"/>12.3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98" calcext:value-type="float">
            <text:p><text:s text:c="3"/>9,798</text:p>
          </table:table-cell>
          <table:table-cell table:style-name="ce19" office:value-type="float" office:value="485" calcext:value-type="float">
            <text:p><text:s text:c="3"/>485</text:p>
          </table:table-cell>
          <table:table-cell table:style-name="ce28" table:formula="of:=[.C33]/[.$B33]*100" office:value-type="float" office:value="4.94998979383548" calcext:value-type="float">
            <text:p><text:s text:c="3"/>4.95</text:p>
          </table:table-cell>
          <table:table-cell table:style-name="ce19" office:value-type="float" office:value="673" calcext:value-type="float">
            <text:p><text:s text:c="3"/>673</text:p>
          </table:table-cell>
          <table:table-cell table:style-name="ce28" table:formula="of:=[.E33]/[.$B33]*100" office:value-type="float" office:value="6.86874872422943" calcext:value-type="float">
            <text:p><text:s text:c="3"/>6.87</text:p>
          </table:table-cell>
          <table:table-cell table:style-name="ce19" office:value-type="float" office:value="1141" calcext:value-type="float">
            <text:p><text:s text:c="3"/>1,141</text:p>
          </table:table-cell>
          <table:table-cell table:style-name="ce28" table:formula="of:=[.G33]/[.$B33]*100" office:value-type="float" office:value="11.6452337211676" calcext:value-type="float">
            <text:p><text:s text:c="3"/>11.65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28" table:formula="of:=[.I33]/[.$B33]*100" office:value-type="float" office:value="6.39926515615432" calcext:value-type="float">
            <text:p><text:s text:c="3"/>6.40</text:p>
          </table:table-cell>
          <table:table-cell table:style-name="ce44" office:value-type="float" office:value="7767" calcext:value-type="float">
            <text:p><text:s text:c="3"/>7,767</text:p>
          </table:table-cell>
          <table:table-cell table:style-name="ce28" table:formula="of:=[.K33]/[.$B33]*100" office:value-type="float" office:value="79.2712798530312" calcext:value-type="float">
            <text:p><text:s text:c="3"/>79.2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54" table:formula="of:=[.M33]/[.$B33]*100" office:value-type="float" office:value="9.74688711982037" calcext:value-type="float">
            <text:p><text:s text:c="3"/>9.75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7月7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7-07T15:25:48</dc:date>
    <meta:print-date>2009-05-06T15:02:30</meta:print-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